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e3d" officeooo:paragraph-rsid="00196e3d"/>
    </style:style>
    <style:style style:name="P2" style:family="paragraph" style:parent-style-name="Standard">
      <style:text-properties officeooo:rsid="00196e3d" officeooo:paragraph-rsid="001b5806"/>
    </style:style>
    <style:style style:name="P3" style:family="paragraph" style:parent-style-name="Standard">
      <style:text-properties officeooo:rsid="001c6df5" officeooo:paragraph-rsid="001c6df5"/>
    </style:style>
    <style:style style:name="P4" style:family="paragraph" style:parent-style-name="Standard">
      <style:text-properties officeooo:rsid="001c6df5" officeooo:paragraph-rsid="001d9f2c"/>
    </style:style>
    <style:style style:name="P5" style:family="paragraph" style:parent-style-name="Standard">
      <style:text-properties fo:color="#c9211e" loext:opacity="100%" officeooo:rsid="00196e3d" officeooo:paragraph-rsid="001b5806"/>
    </style:style>
    <style:style style:name="T1" style:family="text">
      <style:text-properties officeooo:rsid="00199ad3"/>
    </style:style>
    <style:style style:name="T2" style:family="text">
      <style:text-properties officeooo:rsid="001b5806"/>
    </style:style>
    <style:style style:name="T3" style:family="text">
      <style:text-properties officeooo:rsid="001c6df5"/>
    </style:style>
    <style:style style:name="T4" style:family="text">
      <style:text-properties officeooo:rsid="001d9f2c"/>
    </style:style>
    <style:style style:name="T5" style:family="text">
      <style:text-properties fo:color="#c9211e" loext:opacity="100%" officeooo:rsid="001b5806"/>
    </style:style>
    <style:style style:name="T6" style:family="text">
      <style:text-properties fo:color="#c9211e" loext:opacity="100%" officeooo:rsid="001c6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estrutura dashboard</text:p>
      <text:p text:style-name="P1">- Vídeos</text:p>
      <text:p text:style-name="P1"><text:tab/>Desempenho do vídeos por dia (Likes/Comentários/Visualizações) (Faça uma variação com o dia anterior)</text:p>
      <text:p text:style-name="P1"><text:tab/>Análise de palavras chaves dos vídeos</text:p>
      <text:p text:style-name="P1"><text:tab/>Top 10 Análise engajamento</text:p>
      <text:p text:style-name="P1"><text:tab/>Análise Popularidade TAGS<text:span text:style-name="T2">*</text:span></text:p>
      <text:p text:style-name="P2"><text:tab/><text:span text:style-name="T5">Relação total de inscritos e visualizações (Por vídeo) </text:span><text:span text:style-name="T6">View máx<text:tab/></text:span></text:p>
      <text:p text:style-name="P5"><text:tab/><text:span text:style-name="T4">Relação duração vídeo X Views</text:span></text:p>
      <text:p text:style-name="P5"><text:tab/><text:span text:style-name="T4">Relação Total Palavras Títulos X View</text:span></text:p>
      <text:p text:style-name="P5"/>
      <text:p text:style-name="P1"><text:tab/></text:p>
      <text:p text:style-name="P1"/>
      <text:p text:style-name="P1">- Canais</text:p>
      <text:p text:style-name="P1"><text:tab/>Desempenho do canal por dia (<text:span text:style-name="T2">Inscritos</text:span>/<text:span text:style-name="T2">Vídeos Públicados</text:span>/Visualizações), <text:span text:style-name="T1">compare com o dia anterior – </text:span><text:span text:style-name="T3">expresse a variação em relação ao dia ANTERIOR</text:span></text:p>
      <text:p text:style-name="P3"><text:tab/>TOP 10 Canais com maiores números de inscritos,</text:p>
      <text:p text:style-name="P3"><text:tab/>Ver número de vídeos Publicados</text:p>
      <text:p text:style-name="P4"><text:tab/><text:span text:style-name="T5">Relação total de inscritos e visualizações </text:span></text:p>
      <text:p text:style-name="P4"><text:span text:style-name="T5"><text:tab/></text:span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30:02.244969018</meta:creation-date>
    <dc:date>2024-08-10T18:31:23.041486566</dc:date>
    <meta:editing-duration>PT1H5M50S</meta:editing-duration>
    <meta:editing-cycles>1</meta:editing-cycles>
    <meta:document-statistic meta:table-count="0" meta:image-count="0" meta:object-count="0" meta:page-count="1" meta:paragraph-count="18" meta:word-count="93" meta:character-count="652" meta:non-whitespace-character-count="555"/>
    <meta:generator>LibreOffice/24.2.4.2$Linux_X86_64 LibreOffice_project/420$Build-2</meta:generator>
  </office:meta>
</office:document-meta>
</file>